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font-weight="bold" officeooo:rsid="001e6f3e" officeooo:paragraph-rsid="001e6f3e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1a16c0" officeooo:paragraph-rsid="001a16c0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1a16c0" officeooo:paragraph-rsid="0030e27c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officeooo:rsid="001e6f3e" officeooo:paragraph-rsid="001e6f3e" style:font-size-asian="12pt" style:font-size-complex="12pt"/>
    </style:style>
    <style:style style:name="P5" style:family="paragraph" style:parent-style-name="Standard">
      <style:text-properties style:font-name="Times new roman" fo:font-size="12pt" officeooo:rsid="001e6f3e" officeooo:paragraph-rsid="001e6f3e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officeooo:rsid="001a16c0" officeooo:paragraph-rsid="001a16c0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1e6f3e" officeooo:paragraph-rsid="001e6f3e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Times new roman" fo:font-size="12pt" fo:font-weight="normal" officeooo:rsid="001e6f3e" officeooo:paragraph-rsid="001e6f3e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normal" officeooo:rsid="001e6f3e" officeooo:paragraph-rsid="001e6f3e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fac1a" officeooo:paragraph-rsid="002586cd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fac1a" officeooo:paragraph-rsid="00393340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2586cd" officeooo:paragraph-rsid="002586cd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2586cd" officeooo:paragraph-rsid="002586cd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e6f3e" officeooo:paragraph-rsid="001e6f3e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Times new roman" fo:font-size="14pt" fo:font-weight="normal" officeooo:rsid="001e6f3e" officeooo:paragraph-rsid="001e6f3e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e6f3e" officeooo:paragraph-rsid="001e6f3e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Courier new" fo:font-size="12pt" fo:font-weight="normal" officeooo:rsid="001fac1a" officeooo:paragraph-rsid="002586cd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officeooo:paragraph-rsid="00393340"/>
    </style:style>
    <style:style style:name="P19" style:family="paragraph" style:parent-style-name="Standard" style:list-style-name="L2">
      <style:paragraph-properties fo:text-align="justify" style:justify-single-word="false"/>
      <style:text-properties officeooo:paragraph-rsid="00393340"/>
    </style:style>
    <style:style style:name="P20" style:family="paragraph" style:parent-style-name="Standard" style:list-style-name="L3">
      <style:paragraph-properties fo:text-align="justify" style:justify-single-word="false"/>
      <style:text-properties officeooo:paragraph-rsid="00393340"/>
    </style:style>
    <style:style style:name="P21" style:family="paragraph" style:parent-style-name="Standard">
      <style:paragraph-properties fo:text-align="justify" style:justify-single-word="false"/>
      <style:text-properties officeooo:paragraph-rsid="002586cd"/>
    </style:style>
    <style:style style:name="P22" style:family="paragraph" style:parent-style-name="Standard" style:list-style-name="L4">
      <style:paragraph-properties fo:text-align="justify" style:justify-single-word="false"/>
      <style:text-properties officeooo:paragraph-rsid="003ee0ab"/>
    </style:style>
    <style:style style:name="P23" style:family="paragraph" style:parent-style-name="Standard" style:list-style-name="L5">
      <style:paragraph-properties fo:text-align="justify" style:justify-single-word="false"/>
      <style:text-properties officeooo:paragraph-rsid="003fd3d9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fac1a" officeooo:paragraph-rsid="002586cd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fac1a" officeooo:paragraph-rsid="003ee0ab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fac1a" officeooo:paragraph-rsid="003fd3d9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Courier new" fo:font-size="12pt" fo:font-weight="normal" officeooo:rsid="001fac1a" officeooo:paragraph-rsid="00393340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Courier new" fo:font-size="12pt" fo:font-weight="normal" officeooo:rsid="001fac1a" officeooo:paragraph-rsid="002586cd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Courier new" fo:font-size="12pt" fo:font-weight="bold" officeooo:rsid="001fac1a" officeooo:paragraph-rsid="002586c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865a"/>
    </style:style>
    <style:style style:name="T3" style:family="text">
      <style:text-properties officeooo:rsid="0035ee24"/>
    </style:style>
    <style:style style:name="T4" style:family="text">
      <style:text-properties officeooo:rsid="0037e6b8"/>
    </style:style>
    <style:style style:name="T5" style:family="text">
      <style:text-properties style:font-name="Times new roman" fo:font-size="12pt" fo:font-weight="normal" officeooo:rsid="00393340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font-weight="normal" officeooo:rsid="001fac1a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fo:font-weight="normal" officeooo:rsid="003ee0ab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font-weight="normal" officeooo:rsid="003fd3d9" style:font-size-asian="12pt" style:font-weight-asian="normal" style:font-size-complex="12pt" style:font-weight-complex="normal"/>
    </style:style>
    <style:style style:name="T9" style:family="text">
      <style:text-properties officeooo:rsid="003ad9bd"/>
    </style:style>
    <style:style style:name="T10" style:family="text">
      <style:text-properties officeooo:rsid="003c76f1"/>
    </style:style>
    <style:style style:name="T11" style:family="text">
      <style:text-properties officeooo:rsid="003d6ac6"/>
    </style:style>
    <style:style style:name="T12" style:family="text">
      <style:text-properties officeooo:rsid="003ee0ab"/>
    </style:style>
    <style:style style:name="T13" style:family="text">
      <style:text-properties officeooo:rsid="003fd3d9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ФЕДЕРАЛЬНОЕ АГЕНТСТВО СВЯЗИ</text:p>
      <text:p text:style-name="P7">ГОСУДАРСТВЕННОЕ ОБРАЗОВАТЕЛЬНОЕ УЧРЕЖДЕНИЕ</text:p>
      <text:p text:style-name="P7">ВЫСШЕГО ПРОФЕССИОНАЛЬНОГО ОБРАЗОВАНИЯ</text:p>
      <text:p text:style-name="P7">“СИБИРСКИЙ ГОСУДАРСТВЕННЫЙ УНИВЕРСИТЕТ ТЕЛЕКОММУНИКАЦИИ И ИНФОРМАТИКИ”</text:p>
      <text:p text:style-name="P8"/>
      <text:p text:style-name="P8"/>
      <text:p text:style-name="P8"/>
      <text:p text:style-name="P8"/>
      <text:p text:style-name="P9"/>
      <text:p text:style-name="P9">Кафедра ВС</text:p>
      <text:p text:style-name="P8"/>
      <text:p text:style-name="P8"/>
      <text:p text:style-name="P8"/>
      <text:p text:style-name="P8"/>
      <text:p text:style-name="P8"/>
      <text:p text:style-name="P7"/>
      <text:p text:style-name="P14">Лабораторная работа № <text:span text:style-name="T11">6</text:span></text:p>
      <text:p text:style-name="P14">«Программирование графических <text:span text:style-name="T2">ускорителей</text:span>»</text:p>
      <text:p text:style-name="P1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Выполнил: </text:p>
      <text:p text:style-name="P9">студент группы МГ-165</text:p>
      <text:p text:style-name="P9">Марков В.А.</text:p>
      <text:p text:style-name="P9"/>
      <text:p text:style-name="P9"/>
      <text:p text:style-name="P9">Проверил:</text:p>
      <text:p text:style-name="P9">Малков Е.А.</text:p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Новосибирск 2017</text:p>
      <text:p text:style-name="P16"><text:soft-page-break/>Лабораторная <text:span text:style-name="T11">6</text:span></text:p>
      <text:p text:style-name="P10"/>
      <text:p text:style-name="P26">Задание:</text:p>
      <text:list xml:id="list1745861864" text:style-name="L5">
        <text:list-item>
          <text:p text:style-name="P23"><text:span text:style-name="T8">Р</text:span><text:span text:style-name="T6">азработать и программно реализовать алгоритм для сравнения производительности копирования устройство-&gt;хост (и наоборот) данных, размещенных в памяти выделенной на хосте обычным образом и с использованием закрепленных страниц ;</text:span></text:p>
        </text:list-item>
        <text:list-item>
          <text:p text:style-name="P23"><text:span text:style-name="T8">П</text:span><text:span text:style-name="T6">одобрать оптимальный размер порции данных для реализации сложения векторов с использованием потоков CUDA для распараллеливания копирования и выполнения;</text:span></text:p>
        </text:list-item>
        <text:list-item>
          <text:p text:style-name="P23"><text:span text:style-name="T6">то же для реализации скалярного умножения.</text:span></text:p>
        </text:list-item>
      </text:list>
      <text:p text:style-name="P25">Цель:</text:p>
      <text:list xml:id="list4086371758" text:style-name="L4">
        <text:list-item>
          <text:p text:style-name="P22"><text:span text:style-name="T7">И</text:span><text:span text:style-name="T6">зучить преимущества использования потоков CUDA.</text:span></text:p>
        </text:list-item>
      </text:list>
      <text:p text:style-name="P21"><text:span text:style-name="T6"/></text:p>
      <text:p text:style-name="P17"><text:span text:style-name="T1">$ build/copy-gpu-bandwith</text:span> </text:p>
      <text:p text:style-name="P17"/>
      <text:p text:style-name="P17">Device: GeForce 820M</text:p>
      <text:p text:style-name="P17">Transfer size (MB): 64</text:p>
      <text:p text:style-name="P17"/>
      <text:p text:style-name="P17">Pageable transfers</text:p>
      <text:p text:style-name="P17"><text:s text:c="2"/>Host to Device bandwidth (GB/s): 0.688580</text:p>
      <text:p text:style-name="P17"><text:s text:c="2"/>Device to Host bandwidth (GB/s): 0.789411</text:p>
      <text:p text:style-name="P17"/>
      <text:p text:style-name="P17">Pinned transfers</text:p>
      <text:p text:style-name="P17"><text:s text:c="2"/>Host to Device bandwidth (GB/s): 0.694937</text:p>
      <text:p text:style-name="P17"><text:s text:c="2"/>Device to Host bandwidth (GB/s): 0.793412</text:p>
      <text:p text:style-name="P17"/>
      <text:p text:style-name="P17"><text:span text:style-name="T1">$ build/vector-add-stream</text:span> </text:p>
      <text:p text:style-name="P17">Device : GeForce 820M</text:p>
      <text:p text:style-name="P17">Time for sequential transfer and execute (ms): 143.444794</text:p>
      <text:p text:style-name="P17"><text:s text:c="2"/>validation: 7.039508e+13</text:p>
      <text:p text:style-name="P17">Time for asynchronous transfer and execute (ms): 137.928421</text:p>
      <text:p text:style-name="P17"><text:s text:c="2"/>validation: 7.039508e+13</text:p>
      <text:p text:style-name="P17"><text:s text:c="2"/>validation: 7.039508e+13</text:p>
      <text:p text:style-name="P17"/>
      <text:p text:style-name="P29">$ build/vector-mul-stream </text:p>
      <text:p text:style-name="P17">Device : GeForce 820M</text:p>
      <text:p text:style-name="P17">Time for sequential transfer and execute (ms): 143.337021</text:p>
      <text:p text:style-name="P17"><text:s text:c="2"/>validation: 1.972239e+20</text:p>
      <text:p text:style-name="P17">Time for asynchronous transfer and execute (ms): 138.090469</text:p>
      <text:p text:style-name="P17"><text:s text:c="2"/>validation: 1.972239e+20</text:p>
      <text:p text:style-name="P17"><text:s text:c="2"/>validation: 1.972239e+20</text:p>
      <text:p text:style-name="P27"/>
      <text:p text:style-name="P12">Рисунок 1 - Результат выполнения задания</text:p>
      <text:p text:style-name="P1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><text:soft-page-break/>Device 0: "GeForce 820M"</text:p>
      <text:p text:style-name="P6">CUDA Driver Version / Runtime Version <text:s text:c="9"/><text:tab/><text:tab/>9.0 / 8.0</text:p>
      <text:p text:style-name="P6">CUDA Capability Major/Minor version number: <text:s text:c="3"/><text:tab/><text:tab/>2.1</text:p>
      <text:p text:style-name="P6">Total amount of global memory: <text:s text:c="16"/><text:tab/><text:tab/><text:tab/>964 MBytes (1011286016 bytes)</text:p>
      <text:p text:style-name="P6">( 2) Multiprocessors, ( 48) CUDA Cores/MP: <text:s text:c="4"/><text:tab/><text:tab/>96 CUDA Cores</text:p>
      <text:p text:style-name="P6">GPU Max Clock rate: <text:s text:c="27"/><text:tab/><text:tab/><text:tab/>1250 MHz (1.25 GHz)</text:p>
      <text:p text:style-name="P6">Memory Clock rate: <text:s text:c="27"/><text:tab/><text:tab/> <text:tab/>900 Mhz</text:p>
      <text:p text:style-name="P6">Memory Bus Width: <text:s text:c="28"/><text:tab/><text:tab/> <text:tab/>64-bit</text:p>
      <text:p text:style-name="P2">L2 Cache Size: <text:s text:c="32"/><text:tab/><text:tab/><text:tab/><text:tab/>131072 bytes</text:p>
      <text:p text:style-name="P3">Maximum Texture Dimension Size (x,y,z) <text:s text:c="7"/><text:tab/><text:tab/>1D=(65536),</text:p>
      <text:p text:style-name="P3"><text:tab/><text:tab/><text:tab/><text:tab/><text:tab/><text:tab/><text:tab/><text:tab/>2D=(65536, 65535), <text:tab/><text:tab/><text:tab/><text:tab/><text:tab/><text:tab/><text:tab/><text:tab/><text:tab/><text:tab/><text:tab/>3D=(2048, 2048, 2048)</text:p>
      <text:p text:style-name="P2">Maximum Layered 1D Texture Size, (num) layers <text:s/><text:tab/>1D=(16384), 2048 layers</text:p>
      <text:p text:style-name="P2">Maximum Layered 2D Texture Size, (num) layers <text:s/><text:tab/>2D=(16384, 16384), 2048 layers</text:p>
      <text:p text:style-name="P2">Total amount of constant memory: <text:s text:c="14"/><text:tab/><text:tab/>65536 bytes</text:p>
      <text:p text:style-name="P2">Total amount of shared memory per block: <text:s text:c="6"/><text:tab/><text:tab/>49152 bytes</text:p>
      <text:p text:style-name="P2">Total number of registers available per block: <text:tab/><text:tab/>32768</text:p>
      <text:p text:style-name="P6">Warp size: <text:s text:c="36"/><text:tab/><text:tab/><text:tab/><text:tab/>32</text:p>
      <text:p text:style-name="P6">Maximum number of threads per multiprocessor: <text:s/><text:tab/><text:tab/>1536</text:p>
      <text:p text:style-name="P6">Maximum number of threads per block: <text:s text:c="10"/><text:tab/><text:tab/>1024</text:p>
      <text:p text:style-name="P6">Max dimension size of a thread block (x,y,z): <text:tab/><text:tab/>(1024, 1024, 64)</text:p>
      <text:p text:style-name="P6">Max dimension size of a grid size <text:s text:c="3"/>(x,y,z): <text:tab/><text:tab/><text:tab/>(65535, 65535, 65535)</text:p>
      <text:p text:style-name="P4"/>
      <text:p text:style-name="P4">Рисунок <text:span text:style-name="T10">2</text:span> - Конфигурация графической карты</text:p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20:35:27.176951260</meta:creation-date>
    <dc:date>2017-11-13T13:26:37.127016982</dc:date>
    <meta:editing-duration>PT1H27M55S</meta:editing-duration>
    <meta:editing-cycles>36</meta:editing-cycles>
    <meta:generator>LibreOffice/5.4.1.2$Linux_X86_64 LibreOffice_project/40m0$Build-2</meta:generator>
    <meta:document-statistic meta:table-count="0" meta:image-count="0" meta:object-count="0" meta:page-count="3" meta:paragraph-count="66" meta:word-count="359" meta:character-count="2922" meta:non-whitespace-character-count="2318"/>
  </office:meta>
</office:document-meta>
</file>